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fo:color="#00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fo:color="#000000"/>
    </style:style>
    <style:style style:name="T401" style:family="text">
      <style:text-properties fo:font-size="11.00pt" fo:font-weight="normal" fo:font-family="Calibri" style:font-family-asian="Calibri" style:font-family-complex="Calibri" fo:background-color="transparent" fo:color="#000000"/>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bold" fo:font-family="Calibri" style:font-family-asian="Calibri" style:font-family-complex="Calibri"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1.00pt" fo:font-weight="bold" fo:font-family="Calibri" style:font-family-asian="Calibri" style:font-family-complex="Calibri"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fo:font-family="Calibri" style:font-family-asian="Calibri" style:font-family-complex="Calibri" fo:background-color="transparent" fo:color="#00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Calibri" style:font-family-asian="Calibri" style:font-family-complex="Calibri" fo:background-color="transparent" fo:color="#000000"/>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fo:color="#000000"/>
    </style:style>
    <style:style style:name="T414" style:family="text">
      <style:text-properties fo:font-size="11.00pt" fo:font-weight="normal" fo:font-family="Calibri" style:font-family-asian="Calibri" style:font-family-complex="Calibri" fo:background-color="transparent" fo:color="#000000"/>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1.00pt" fo:font-weight="bold"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fo:color="#000000"/>
    </style:style>
    <style:style style:name="T4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style:style style:name="P342" style:family="paragraph">
      <style:paragraph-properties fo:line-height="115.00%" fo:text-align="center" fo:margin-bottom="10.00pt"/>
    </style:style>
    <style:style style:name="P343" style:family="paragraph">
      <style:paragraph-properties fo:line-height="115.00%" fo:text-align="left" fo:margin-bottom="10.00pt"/>
    </style:style>
    <style:style style:name="P344" style:family="paragraph">
      <style:paragraph-properties fo:line-height="115.00%" fo:text-align="center"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text:list-style style:name="L351">
      <text:list-level-style-bullet text:level="1" text:bullet-char="•">
        <style:list-level-properties text:space-before="0.00pt" text:min-label-width="18.00pt"/>
        <style:text-properties fo:font-family="Symbol"/>
      </text:list-level-style-bullet>
    </text:list-style>
    <style:style style:name="P351" style:family="paragraph">
      <style:paragraph-properties fo:line-height="115.00%" fo:text-align="left" fo:margin-left="-18.00pt" fo:text-indent="18.00pt"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XX: Rework Items and Item Views, Rework Loot screen view + event logic</text:span></text:p>
      <text:list text:style-name="L340">
        <text:list-item>
          <text:p text:style-name="P340"><text:span text:style-name="T396">Finalize all items list in designs</text:span></text:p>
        </text:list-item>
        <text:list-item>
          <text:p text:style-name="P340"><text:span text:style-name="T396">Create new itemEffect enum types for new items in ItemDataSO</text:span></text:p>
        </text:list-item>
        <text:list-item>
          <text:p text:style-name="P340"><text:span text:style-name="T396">update descriptions in text logic</text:span></text:p>
        </text:list-item>
        <text:list-item>
          <text:p text:style-name="P340"><text:span text:style-name="T396">update item effect application logic in ItemManager/Controller for new item effects</text:span></text:p>
        </text:list-item>
        <text:list-item>
          <text:p text:style-name="P340"><text:span text:style-name="T396">Find<text:s text:c="2"/>new sprites for the new items</text:span></text:p>
        </text:list-item>
        <text:list-item>
          <text:p text:style-name="P340"><text:span text:style-name="T396">Implement ring and neck slot logic</text:span></text:p>
        </text:list-item>
        <text:list-item>
          <text:p text:style-name="P340"><text:span text:style-name="T396">Update item card view</text:span></text:p>
        </text:list-item>
        <text:list-item>
          <text:p text:style-name="P340"><text:span text:style-name="T396">update state card view</text:span></text:p>
        </text:list-item>
      </text:list>
      <text:p text:style-name="P341"><text:span text:style-name="T397"/></text:p>
      <text:p text:style-name="P342"><text:span text:style-name="T398">Sprint XX: Rework Shop/Village event + views</text:span><text:span text:style-name="T399"/></text:p>
      <text:p text:style-name="P343"><text:span text:style-name="T399"/></text:p>
      <text:p text:style-name="P344"><text:span text:style-name="T399"/></text:p>
      <text:p text:style-name="P344"><text:span text:style-name="T400">Sprint XX: More world map prefabs, implement new travelling rules, update world view</text:span></text:p>
      <text:list text:style-name="L345">
        <text:list-item>
          <text:p text:style-name="P345"><text:span text:style-name="T400">World Map</text:span></text:p>
        </text:list-item>
        <text:list-item>
          <text:p text:style-name="P345"><text:span text:style-name="T401">Implement at least 3 different world map prefabs</text:span></text:p>
        </text:list-item>
        <text:list-item>
          <text:p text:style-name="P345"><text:span text:style-name="T401">Make each world map unique and interesting</text:span></text:p>
        </text:list-item>
        <text:list-item>
          <text:p text:style-name="P345"><text:span text:style-name="T401">Travelling rules</text:span></text:p>
        </text:list-item>
        <text:list-item>
          <text:p text:style-name="P345"><text:span text:style-name="T401">Update method GetNextAvailbleEncounters()</text:span></text:p>
        </text:list-item>
        <text:list-item>
          <text:p text:style-name="P345"><text:span text:style-name="T401">if player is at position 1, they can only choose positions 1 and 2 in the next row</text:span></text:p>
        </text:list-item>
        <text:list-item>
          <text:p text:style-name="P345"><text:span text:style-name="T401">if player is at position 2, they can choose any of the 3 encounters in the next row</text:span></text:p>
        </text:list-item>
        <text:list-item>
          <text:p text:style-name="P345"><text:span text:style-name="T401">if the player is at position 3, they can only choose positions 3 and 2 in the next row</text:span></text:p>
        </text:list-item>
      </text:list>
      <text:p text:style-name="P346"><text:span text:style-name="T402"/></text:p>
      <text:p text:style-name="P346"><text:span text:style-name="T403">Sprint ??: Update team creation and character roster views</text:span></text:p>
      <text:p text:style-name="P346"><text:span text:style-name="T404"/></text:p>
      <text:p text:style-name="P346"><text:span text:style-name="T404"/></text:p>
      <text:p text:style-name="P346"><text:span text:style-name="T404"/></text:p>
      <text:p text:style-name="P346"><text:span text:style-name="T404"/></text:p>
      <text:p text:style-name="P347"><text:span text:style-name="T405">Sprints</text:span></text:p>
      <text:p text:style-name="P348"><text:span text:style-name="T406"/></text:p>
      <text:p text:style-name="P348"><text:span text:style-name="T407">Sprint ??: Implement difficulty system</text:span></text:p>
      <text:p text:style-name="P348"><text:span text:style-name="T407">Sprint ??: Rework camp site event + views</text:span></text:p>
      <text:p text:style-name="P348"><text:span text:style-name="T407">Sprint ??: Rework States, Update kings blessing start event</text:span></text:p>
      <text:p text:style-name="P348"><text:span text:style-name="T407">Sprint ??: Rework Shop/Village event + views</text:span></text:p>
      <text:p text:style-name="P348"><text:span text:style-name="T407">Sprint ??: Update old items, implement new items</text:span></text:p>
      <text:p text:style-name="P348"><text:span text:style-name="T407">Sprint ??: Implement Act 2 logic (after killing boss, restart act 1, but increase power of enemies)</text:span></text:p>
      <text:p text:style-name="P348"><text:span text:style-name="T408"/></text:p>
      <text:p text:style-name="P348"><text:span text:style-name="T408"/></text:p>
      <text:p text:style-name="P348"><text:span text:style-name="T409">Sprint ??: Combat helper system</text:span></text:p>
      <text:p text:style-name="P348"><text:span text:style-name="T409">Sprint ??: Error helper system</text:span></text:p>
      <text:p text:style-name="P348"><text:span text:style-name="T409">Sprint ??: Rework starting presets / tweak tree abilities + passives</text:span></text:p>
      <text:p text:style-name="P348"><text:span text:style-name="T409">Sprint ??: More spell / ability VFXs / Fix old VFX spaziness from rigid body</text:span></text:p>
      <text:p text:style-name="P348"><text:span text:style-name="T409">Sprint ??: UCM / Item view updates (items change model appearance)</text:span></text:p>
      <text:p text:style-name="P348"><text:span text:style-name="T409">Sprint ??: Character preset builder screen / features</text:span></text:p>
      <text:p text:style-name="P348"><text:span text:style-name="T409">Sprint ??: Re work shop view</text:span></text:p>
      <text:p text:style-name="P348"><text:span text:style-name="T409">Sprint ??: Rework camp site view</text:span></text:p>
      <text:p text:style-name="P348"><text:span text:style-name="T409">Sprint ??: More enemies and elites</text:span></text:p>
      <text:p text:style-name="P348"><text:span text:style-name="T409">Sprint ??: Rework assassination tree and other trees + abilities</text:span></text:p>
      <text:p text:style-name="P348"><text:span text:style-name="T409">Sprint ??: Item cards display info boxes about the passives they grant</text:span></text:p>
      <text:p text:style-name="P348"><text:span text:style-name="T409">Sprint ??: Make mobile ready</text:span></text:p>
      <text:p text:style-name="P348"><text:span text:style-name="T409">Sprint ??: Player prefs / load and save game</text:span></text:p>
      <text:p text:style-name="P348"><text:span text:style-name="T409">Sprint ??: Loading screen tips.</text:span></text:p>
      <text:p text:style-name="P348"><text:span text:style-name="T410"/></text:p>
      <text:p text:style-name="P348"><text:span text:style-name="T410"/></text:p>
      <text:p text:style-name="P348"><text:span text:style-name="T411">Things that need better mouse over info logic</text:span></text:p>
      <text:list text:style-name="L349">
        <text:list-item>
          <text:p text:style-name="P349"><text:span text:style-name="T411">status icons on entities</text:span></text:p>
        </text:list-item>
        <text:list-item>
          <text:p text:style-name="P349"><text:span text:style-name="T411">item cards show info about the passives they grant</text:span></text:p>
        </text:list-item>
        <text:list-item>
          <text:p text:style-name="P349"><text:span text:style-name="T411">character roster: all stats and attributes display info on what they mean/do</text:span></text:p>
        </text:list-item>
      </text:list>
      <text:p text:style-name="P350"><text:span text:style-name="T412"/></text:p>
      <text:p text:style-name="P350"><text:span text:style-name="T412"/></text:p>
      <text:p text:style-name="P350"><text:span text:style-name="T413">To do Before giving out for play testing</text:span></text:p>
      <text:list text:style-name="L351">
        <text:list-item>
          <text:p text:style-name="P351"><text:span text:style-name="T414">TIP SYSTEM!: at least while screen loading, something simple.</text:span></text:p>
        </text:list-item>
        <text:list-item>
          <text:p text:style-name="P351"><text:span text:style-name="T414">Action queue system (prevent players from accidently breaking game by using an ability while another ability action is not yet resolved) DONE</text:span></text:p>
        </text:list-item>
        <text:list-item>
          <text:p text:style-name="P351"><text:span text:style-name="T414">Game over victory and game over defeat events confirmed to work properly DONE</text:span></text:p>
        </text:list-item>
        <text:list-item>
          <text:p text:style-name="P351"><text:span text:style-name="T414">Player Prefs / save game / load saved game feature</text:span></text:p>
        </text:list-item>
        <text:list-item>
          <text:p text:style-name="P351"><text:span text:style-name="T414">quit button on main menu closes application DONE</text:span></text:p>
        </text:list-item>
        <text:list-item>
          <text:p text:style-name="P351"><text:span text:style-name="T414">Re do status icons view system DONE</text:span></text:p>
        </text:list-item>
        <text:list-item>
          <text:p text:style-name="P351"><text:span text:style-name="T414">update ability card views / make an ability card prefab DONE</text:span></text:p>
        </text:list-item>
        <text:list-item>
          <text:p text:style-name="P351"><text:span text:style-name="T415">combat helper system integrated with defender orders (choose a target, choose a tile, etc)</text:span></text:p>
        </text:list-item>
        <text:list-item>
          <text:p text:style-name="P351"><text:span text:style-name="T415">in future, this info panel will have a cancel button for mobile, since mobile users cant right click</text:span></text:p>
        </text:list-item>
        <text:list-item>
          <text:p text:style-name="P351"><text:span text:style-name="T415">error helper system</text:span></text:p>
        </text:list-item>
        <text:list-item>
          <text:p text:style-name="P351"><text:span text:style-name="T415">combat system (“Invalid target: out of range, target has stealth etc. You don't have enough energy for that! Cant use ability: Character is silenced, etc etc)”</text:span></text:p>
        </text:list-item>
        <text:list-item>
          <text:p text:style-name="P351"><text:span text:style-name="T415">Update kings blessing event buttons views DONE</text:span></text:p>
        </text:list-item>
      </text:list>
      <text:p text:style-name="P352"><text:span text:style-name="T416"/></text:p>
      <text:p text:style-name="P352"><text:span text:style-name="T416"/></text:p>
      <text:p text:style-name="P352"><text:span text:style-name="T416"/></text:p>
      <text:p text:style-name="P352"><text:span text:style-name="T417">Views and Visuals to update (general over view)</text:span></text:p>
      <text:list text:style-name="L353">
        <text:list-item>
          <text:p text:style-name="P353"><text:span text:style-name="T418">Main menu screen</text:span></text:p>
        </text:list-item>
        <text:list-item>
          <text:p text:style-name="P353"><text:span text:style-name="T418">Team builder screen</text:span></text:p>
        </text:list-item>
        <text:list-item>
          <text:p text:style-name="P353"><text:span text:style-name="T418">World Map</text:span></text:p>
        </text:list-item>
        <text:list-item>
          <text:p text:style-name="P353"><text:span text:style-name="T418">Character Panel</text:span></text:p>
        </text:list-item>
        <text:list-item>
          <text:p text:style-name="P353"><text:span text:style-name="T418">Front Page</text:span></text:p>
        </text:list-item>
        <text:list-item>
          <text:p text:style-name="P353"><text:span text:style-name="T418">Talents Page</text:span></text:p>
        </text:list-item>
        <text:list-item>
          <text:p text:style-name="P353"><text:span text:style-name="T418">Camp site screen</text:span></text:p>
        </text:list-item>
        <text:list-item>
          <text:p text:style-name="P353"><text:span text:style-name="T418">Shop screen</text:span></text:p>
        </text:list-item>
        <text:list-item>
          <text:p text:style-name="P353"><text:span text:style-name="T418">Game Level</text:span></text:p>
        </text:list-item>
        <text:list-item>
          <text:p text:style-name="P353"><text:span text:style-name="T418">Level BG</text:span></text:p>
        </text:list-item>
        <text:list-item>
          <text:p text:style-name="P353"><text:span text:style-name="T418">Tiles</text:span></text:p>
        </text:list-item>
        <text:list-item>
          <text:p text:style-name="P353"><text:span text:style-name="T418">Enemy Info panels</text:span></text:p>
        </text:list-item>
        <text:list-item>
          <text:p text:style-name="P353"><text:span text:style-name="T418">Top Panel</text:span></text:p>
        </text:list-item>
        <text:list-item>
          <text:p text:style-name="P353"><text:span text:style-name="T418">States View</text:span></text:p>
        </text:list-item>
        <text:list-item>
          <text:p text:style-name="P353"><text:span text:style-name="T418">Defender ability bar view</text:span></text:p>
        </text:list-item>
        <text:list-item>
          <text:p text:style-name="P353"><text:span text:style-name="T418">All new ability + passive icons</text:span></text:p>
        </text:list-item>
        <text:list-item>
          <text:p text:style-name="P353"><text:span text:style-name="T418">Ability Info Panel</text:span></text:p>
        </text:list-item>
        <text:list-item>
          <text:p text:style-name="P353"><text:span text:style-name="T418">Items + Item Cards</text:span></text:p>
        </text:list-item>
        <text:list-item>
          <text:p text:style-name="P353"><text:span text:style-name="T418">States + State Cards</text:span></text:p>
        </text:list-item>
      </text:list>
      <text:p text:style-name="P354"><text:span text:style-name="T419"/></text:p>
      <text:p text:style-name="P354"><text:span text:style-name="T419"/></text:p>
      <text:p text:style-name="P354"><text:span text:style-name="T419"/></text:p>
      <text:p text:style-name="P354"><text:span text:style-name="T419"/></text:p>
      <text:p text:style-name="P354"><text:span text:style-name="T419"/></text:p>
      <text:p text:style-name="P354"><text:span text:style-name="T419"/></text:p>
      <text:p text:style-name="P354"><text:span text:style-name="T419"/></text:p>
      <text:p text:style-name="P354"><text:span text:style-name="T419"/></text:p>
      <text:p text:style-name="P354"><text:span text:style-name="T419"/></text:p>
      <text:p text:style-name="P354"><text:span text:style-name="T4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